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/>Done 0, 2, 4, 5, 6, 7, 8, 10, 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0, 1, 2, 3, 4, 6, 8, 9, 11, 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, 5, 9, 11, 13, 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 5, 6, 7, 9, 13, 14, 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one0, 2, 6, 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one0, 2, 4, 8, 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4:28:00.135414495</meta:creation-date>
    <dc:date>2022-11-03T20:19:18.953172806</dc:date>
    <meta:editing-duration>PT5H51M20S</meta:editing-duration>
    <meta:editing-cycles>1</meta:editing-cycles>
    <meta:document-statistic meta:table-count="1" meta:cell-count="102" meta:object-count="0"/>
    <meta:generator>LibreOffice/7.4.2.3$Linux_X86_64 LibreOffice_project/40$Build-3</meta:generator>
  </office:meta>
</office:document-meta>
</file>